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117H28M00S" calcext:value-type="time">
            <text:p>117:28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Frontend Components and Home page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Solve client routing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Acompanhamento do projeto e testes iniciais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Material Icons import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Admin pages and some components</text:p>
          </table:table-cell>
          <table:table-cell table:formula="of:=[.C32]-[.B3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Inputs and form data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 office:value-type="time" office:time-value="PT18H35M00S" calcext:value-type="time">
            <text:p>18:35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Admin: tournaments and users pages, client: tournaments and home page</text:p>
          </table:table-cell>
          <table:table-cell table:formula="of:=[.C34]-[.B34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frontend further styling and useful components, v-model correction</text:p>
          </table:table-cell>
          <table:table-cell table:formula="of:=[.C35]-[.B35]" office:value-type="time" office:time-value="PT03H40M00S" calcext:value-type="time">
            <text:p>03:40:00</text:p>
          </table:table-cell>
          <table:table-cell table:number-columns-repeated="2"/>
        </table:table-row>
        <table:table-row table:style-name="ro1">
          <table:table-cell office:value-type="date" office:date-value="2022-04-26" calcext:value-type="date">
            <text:p>26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profile page</text:p>
          </table:table-cell>
          <table:table-cell table:formula="of:=[.C36]-[.B36]" office:value-type="time" office:time-value="PT02H20M00S" calcext:value-type="time">
            <text:p>02:20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Admin modals and register components</text:p>
          </table:table-cell>
          <table:table-cell table:formula="of:=[.C37]-[.B37]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21H30M00S" calcext:value-type="time">
            <text:p>21:30:00</text:p>
          </table:table-cell>
          <table:table-cell office:value-type="time" office:time-value="PT22H40M00S" calcext:value-type="time">
            <text:p>22:40:00</text:p>
          </table:table-cell>
          <table:table-cell office:value-type="string" calcext:value-type="string">
            <text:p>Better structure and admin pages</text:p>
          </table:table-cell>
          <table:table-cell table:formula="of:=[.C38]-[.B38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Admin Pages and better file structuring</text:p>
          </table:table-cell>
          <table:table-cell table:formula="of:=[.C39]-[.B39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dmin Pages and better file structuring</text:p>
          </table:table-cell>
          <table:table-cell table:formula="of:=[.C40]-[.B40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20H40M00S" calcext:value-type="time">
            <text:p>20:40:00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Admin Pages and better file structuring</text:p>
          </table:table-cell>
          <table:table-cell table:formula="of:=[.C41]-[.B41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4H05M00S" calcext:value-type="time">
            <text:p>14:05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Admin settings page</text:p>
          </table:table-cell>
          <table:table-cell table:formula="of:=[.C42]-[.B42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Backend stuff</text:p>
          </table:table-cell>
          <table:table-cell table:formula="of:=[.C43]-[.B4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Tournaments migrations, ER and requests</text:p>
          </table:table-cell>
          <table:table-cell table:formula="of:=[.C44]-[.B4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22H14M00S" calcext:value-type="time">
            <text:p>22:14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API auth, tournament controller</text:p>
          </table:table-cell>
          <table:table-cell table:formula="of:=[.C45]-[.B45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2" calcext:value-type="date">
            <text:p>02/05/22</text:p>
          </table:table-cell>
          <table:table-cell office:value-type="time" office:time-value="PT18H49M00S" calcext:value-type="time">
            <text:p>18:49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Recurring tournaments controller and auth fixes</text:p>
          </table:table-cell>
          <table:table-cell table:formula="of:=[.C46]-[.B46]" office:value-type="time" office:time-value="PT05H10M00S" calcext:value-type="time">
            <text:p>05:1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18H15M00S" calcext:value-type="time">
            <text:p>18:15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Create tournament modal</text:p>
          </table:table-cell>
          <table:table-cell table:formula="of:=[.C47]-[.B47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20M00S" calcext:value-type="time">
            <text:p>21:20:00</text:p>
          </table:table-cell>
          <table:table-cell office:value-type="string" calcext:value-type="string">
            <text:p>Hostgator credentials and SSH failure</text:p>
          </table:table-cell>
          <table:table-cell table:formula="of:=[.C48]-[.B48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20M00S" calcext:value-type="time">
            <text:p>21:20:00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User and tournaments dynamic data, Model adjustments</text:p>
          </table:table-cell>
          <table:table-cell table:formula="of:=[.C49]-[.B49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ynamic prices landing page and some api resources</text:p>
          </table:table-cell>
          <table:table-cell table:formula="of:=[.C50]-[.B50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18H10M00S" calcext:value-type="time">
            <text:p>18:10:00</text:p>
          </table:table-cell>
          <table:table-cell office:value-type="time" office:time-value="PT20H55M00S" calcext:value-type="time">
            <text:p>20:55:00</text:p>
          </table:table-cell>
          <table:table-cell office:value-type="string" calcext:value-type="string">
            <text:p>Global data and update plan prices</text:p>
          </table:table-cell>
          <table:table-cell table:formula="of:=[.C51]-[.B51]" office:value-type="time" office:time-value="PT02H45M00S" calcext:value-type="time">
            <text:p>02:4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30M00S" calcext:value-type="time">
            <text:p>21:30:00</text:p>
          </table:table-cell>
          <table:table-cell office:value-type="string" calcext:value-type="string">
            <text:p>Dynamic users using store</text:p>
          </table:table-cell>
          <table:table-cell table:formula="of:=[.C52]-[.B52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CRUD de notificações</text:p>
          </table:table-cell>
          <table:table-cell table:formula="of:=[.C53]-[.B5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21H05M00S" calcext:value-type="time">
            <text:p>21:0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Payment CRUD, EULA upload and Register user modal</text:p>
          </table:table-cell>
          <table:table-cell table:formula="of:=[.C54]-[.B54]" office:value-type="time" office:time-value="PT02H54M00S" calcext:value-type="time">
            <text:p>02:54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10M00S" calcext:value-type="time">
            <text:p>10:10:00</text:p>
          </table:table-cell>
          <table:table-cell office:value-type="time" office:time-value="PT10H45M00S" calcext:value-type="time">
            <text:p>10:45:00</text:p>
          </table:table-cell>
          <table:table-cell office:value-type="string" calcext:value-type="string">
            <text:p>notification intervals</text:p>
          </table:table-cell>
          <table:table-cell table:formula="of:=[.C55]-[.B55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CRUD notifications Frontend</text:p>
          </table:table-cell>
          <table:table-cell table:formula="of:=[.C56]-[.B56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Ad backend</text:p>
          </table:table-cell>
          <table:table-cell table:formula="of:=[.C57]-[.B57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5H46M00S" calcext:value-type="time">
            <text:p>15:46:00</text:p>
          </table:table-cell>
          <table:table-cell office:value-type="time" office:time-value="PT17H40M00S" calcext:value-type="time">
            <text:p>17:40:00</text:p>
          </table:table-cell>
          <table:table-cell office:value-type="string" calcext:value-type="string">
            <text:p>Ads CUD</text:p>
          </table:table-cell>
          <table:table-cell table:formula="of:=[.C58]-[.B58]" office:value-type="time" office:time-value="PT01H54M00S" calcext:value-type="time">
            <text:p>01:54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16H40M00S" calcext:value-type="time">
            <text:p>16:40:00</text:p>
          </table:table-cell>
          <table:table-cell office:value-type="time" office:time-value="PT18H40M00S" calcext:value-type="time">
            <text:p>18:40:00</text:p>
          </table:table-cell>
          <table:table-cell office:value-type="string" calcext:value-type="string">
            <text:p>Finish Ads CRUD</text:p>
          </table:table-cell>
          <table:table-cell table:formula="of:=[.C59]-[.B5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20H50M00S" calcext:value-type="time">
            <text:p>20:50:00</text:p>
          </table:table-cell>
          <table:table-cell office:value-type="time" office:time-value="PT22H20M00S" calcext:value-type="time">
            <text:p>22:20:00</text:p>
          </table:table-cell>
          <table:table-cell office:value-type="string" calcext:value-type="string">
            <text:p>Register Stepper</text:p>
          </table:table-cell>
          <table:table-cell table:formula="of:=[.C60]-[.B60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22H15M00S" calcext:value-type="time">
            <text:p>22:1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Tournament Plataforms and types</text:p>
          </table:table-cell>
          <table:table-cell table:formula="of:=[.C61]-[.B61]" office:value-type="time" office:time-value="PT01H44M00S" calcext:value-type="time">
            <text:p>01:44:00</text:p>
          </table:table-cell>
          <table:table-cell table:number-columns-repeated="2"/>
        </table:table-row>
        <table:table-row table:style-name="ro1">
          <table:table-cell office:value-type="date" office:date-value="2022-05-09" calcext:value-type="date">
            <text:p>09/05/22</text:p>
          </table:table-cell>
          <table:table-cell office:value-type="time" office:time-value="PT01H50M00S" calcext:value-type="time">
            <text:p>01:50:00</text:p>
          </table:table-cell>
          <table:table-cell office:value-type="time" office:time-value="PT02H40M00S" calcext:value-type="time">
            <text:p>02:40:00</text:p>
          </table:table-cell>
          <table:table-cell office:value-type="string" calcext:value-type="string">
            <text:p>Configuring php, composer, laravel and htaccess for production</text:p>
          </table:table-cell>
          <table:table-cell table:formula="of:=[.C62]-[.B62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5-09" calcext:value-type="date">
            <text:p>09/05/22</text:p>
          </table:table-cell>
          <table:table-cell office:value-type="time" office:time-value="PT19H30M00S" calcext:value-type="time">
            <text:p>19:30:00</text:p>
          </table:table-cell>
          <table:table-cell office:value-type="time" office:time-value="PT22H45M00S" calcext:value-type="time">
            <text:p>22:45:00</text:p>
          </table:table-cell>
          <table:table-cell office:value-type="string" calcext:value-type="string">
            <text:p>Cadastro e aprovação de torneios (com recorrência)</text:p>
          </table:table-cell>
          <table:table-cell table:formula="of:=[.C63]-[.B63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00H00M00S" calcext:value-type="time">
            <text:p>00:00:00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Edição de Torneios e Insights (back e front)</text:p>
          </table:table-cell>
          <table:table-cell table:formula="of:=[.C64]-[.B6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4H05M00S" calcext:value-type="time">
            <text:p>04:05:00</text:p>
          </table:table-cell>
          <table:table-cell office:value-type="string" calcext:value-type="string">
            <text:p>Filtros de torneio e usuário</text:p>
          </table:table-cell>
          <table:table-cell table:formula="of:=[.C65]-[.B65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11H55M00S" calcext:value-type="time">
            <text:p>11:55:00</text:p>
          </table:table-cell>
          <table:table-cell office:value-type="time" office:time-value="PT12H45M00S" calcext:value-type="time">
            <text:p>12:45:00</text:p>
          </table:table-cell>
          <table:table-cell office:value-type="string" calcext:value-type="string">
            <text:p>Filtros restantes de admin</text:p>
          </table:table-cell>
          <table:table-cell table:formula="of:=[.C66]-[.B66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12H45M00S" calcext:value-type="time">
            <text:p>12:45:00</text:p>
          </table:table-cell>
          <table:table-cell office:value-type="time" office:time-value="PT13H25M00S" calcext:value-type="time">
            <text:p>13:25:00</text:p>
          </table:table-cell>
          <table:table-cell office:value-type="string" calcext:value-type="string">
            <text:p>Início da publicação admin</text:p>
          </table:table-cell>
          <table:table-cell table:formula="of:=[.C67]-[.B67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18H42M00S" calcext:value-type="time">
            <text:p>18:42:00</text:p>
          </table:table-cell>
          <table:table-cell office:value-type="time" office:time-value="PT19H20M00S" calcext:value-type="time">
            <text:p>19:20:00</text:p>
          </table:table-cell>
          <table:table-cell office:value-type="string" calcext:value-type="string">
            <text:p>Publicação admin</text:p>
          </table:table-cell>
          <table:table-cell table:formula="of:=[.C68]-[.B68]" office:value-type="time" office:time-value="PT00H38M00S" calcext:value-type="time">
            <text:p>00:38:00</text:p>
          </table:table-cell>
          <table:table-cell table:number-columns-repeated="2"/>
        </table:table-row>
        <table:table-row table:style-name="ro1">
          <table:table-cell office:value-type="date" office:date-value="2022-05-11" calcext:value-type="date">
            <text:p>11/05/22</text:p>
          </table:table-cell>
          <table:table-cell office:value-type="time" office:time-value="PT16H55M00S" calcext:value-type="time">
            <text:p>16:55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Testes iniciais admin</text:p>
          </table:table-cell>
          <table:table-cell table:formula="of:=[.C69]-[.B69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1H15M00S" calcext:value-type="time">
            <text:p>01:15:00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23:56:16.97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5-13T01:14:24.907000000</dc:date>
    <meta:editing-duration>P8DT10H24M12S</meta:editing-duration>
    <meta:editing-cycles>165</meta:editing-cycles>
    <meta:generator>LibreOffice/7.2.5.2$Windows_X86_64 LibreOffice_project/499f9727c189e6ef3471021d6132d4c694f357e5</meta:generator>
    <meta:document-statistic meta:table-count="1" meta:cell-count="348" meta:object-count="0"/>
  </office:meta>
</office:document-meta>
</file>